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3" svg:font-family="Arial" style:font-adornments="Normale" style:font-family-generic="swiss" style:font-pitch="variable"/>
    <style:font-face style:name="Droid Sans" svg:font-family="'Droid Sans'" style:font-family-generic="system" style:font-pitch="variable"/>
    <style:font-face style:name="Liberation Sans" svg:font-family="'Liberation Sans'" style:font-adornments="Normale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_20_Red">
      <style:text-properties officeooo:rsid="00862df2" officeooo:paragraph-rsid="00862df2"/>
    </style:style>
    <style:style style:name="P2" style:family="paragraph" style:parent-style-name="Text_20_body">
      <style:text-properties officeooo:paragraph-rsid="00dee576"/>
    </style:style>
    <style:style style:name="P3" style:family="paragraph" style:parent-style-name="Text_20_body">
      <style:text-properties officeooo:paragraph-rsid="00e2bcc3"/>
    </style:style>
    <style:style style:name="P4" style:family="paragraph" style:parent-style-name="Text_20_body">
      <style:text-properties officeooo:rsid="00e2bcc3" officeooo:paragraph-rsid="00e2bcc3"/>
    </style:style>
    <style:style style:name="P5" style:family="paragraph" style:parent-style-name="Text_20_body">
      <style:text-properties officeooo:paragraph-rsid="00e4851e"/>
    </style:style>
    <style:style style:name="P6" style:family="paragraph" style:parent-style-name="Text_20_body">
      <style:text-properties officeooo:paragraph-rsid="00e829c9"/>
    </style:style>
    <style:style style:name="P7" style:family="paragraph" style:parent-style-name="Text_20_body">
      <style:text-properties officeooo:rsid="00ea33d5" officeooo:paragraph-rsid="00ea33d5"/>
    </style:style>
    <style:style style:name="P8" style:family="paragraph" style:parent-style-name="Text_20_body">
      <style:text-properties officeooo:paragraph-rsid="00ea33d5"/>
    </style:style>
    <style:style style:name="P9" style:family="paragraph" style:parent-style-name="Text_20_body">
      <style:text-properties officeooo:rsid="00dee576"/>
    </style:style>
    <style:style style:name="P10" style:family="paragraph" style:parent-style-name="Text_20_body">
      <style:text-properties officeooo:rsid="00ed714d" officeooo:paragraph-rsid="00ed714d"/>
    </style:style>
    <style:style style:name="P11" style:family="paragraph" style:parent-style-name="Text_20_body">
      <style:text-properties officeooo:rsid="00ee4bd5" officeooo:paragraph-rsid="00ee4bd5"/>
    </style:style>
    <style:style style:name="P12" style:family="paragraph" style:parent-style-name="Heading_20_1" style:master-page-name="">
      <loext:graphic-properties draw:fill-gradient-name="gradient" draw:fill-hatch-name="hatch"/>
      <style:paragraph-properties style:page-number="auto" fo:break-before="column"/>
    </style:style>
    <style:style style:name="P13" style:family="paragraph" style:parent-style-name="Heading_20_1" style:master-page-name="">
      <loext:graphic-properties draw:fill-gradient-name="gradient" draw:fill-hatch-name="hatch"/>
      <style:paragraph-properties style:page-number="auto" fo:break-before="auto" fo:break-after="auto"/>
    </style:style>
    <style:style style:name="P14" style:family="paragraph" style:parent-style-name="Heading_20_1">
      <style:text-properties officeooo:paragraph-rsid="00f109f5"/>
    </style:style>
    <style:style style:name="P15" style:family="paragraph" style:parent-style-name="Heading_20_2">
      <style:text-properties officeooo:paragraph-rsid="00e2bcc3"/>
    </style:style>
    <style:style style:name="P16" style:family="paragraph" style:parent-style-name="Heading_20_3">
      <style:text-properties officeooo:paragraph-rsid="00e424fc"/>
    </style:style>
    <style:style style:name="P17" style:family="paragraph" style:parent-style-name="Text_20_body">
      <style:text-properties officeooo:rsid="00f109f5" officeooo:paragraph-rsid="00f109f5"/>
    </style:style>
    <style:style style:name="T1" style:family="text">
      <style:text-properties fo:font-variant="normal" fo:text-transform="none" fo:color="#000000" loext:opacity="100%" style:font-name="Arial" fo:font-size="9.75pt" fo:letter-spacing="normal" fo:font-style="normal" fo:font-weight="normal"/>
    </style:style>
    <style:style style:name="T2" style:family="text">
      <style:text-properties officeooo:rsid="00dee576"/>
    </style:style>
    <style:style style:name="T3" style:family="text">
      <style:text-properties officeooo:rsid="00e23348"/>
    </style:style>
    <style:style style:name="T4" style:family="text">
      <style:text-properties officeooo:rsid="00e2bcc3"/>
    </style:style>
    <style:style style:name="T5" style:family="text">
      <style:text-properties officeooo:rsid="00e41461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officeooo:rsid="00e60a75"/>
    </style:style>
    <style:style style:name="T8" style:family="text">
      <style:text-properties officeooo:rsid="00e6eeff"/>
    </style:style>
    <style:style style:name="T9" style:family="text">
      <style:text-properties officeooo:rsid="00e829c9"/>
    </style:style>
    <style:style style:name="T10" style:family="text">
      <style:text-properties officeooo:rsid="00ea33d5"/>
    </style:style>
    <style:style style:name="T11" style:family="text">
      <style:text-properties officeooo:rsid="00eac3f9"/>
    </style:style>
    <style:style style:name="T12" style:family="text">
      <style:text-properties officeooo:rsid="00ec5391"/>
    </style:style>
    <style:style style:name="T13" style:family="text">
      <style:text-properties officeooo:rsid="00ed714d"/>
    </style:style>
    <style:style style:name="T14" style:family="text">
      <style:text-properties officeooo:rsid="00ef1b37"/>
    </style:style>
    <style:style style:name="T15" style:family="text">
      <style:text-properties officeooo:rsid="00f109f5"/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NCO TELEFONICO</text:p>
      <text:p text:style-name="Heading_20_1_20_Red">Comando VVF <text:span text:style-name="T15">GENOVA</text:span></text:p>
      <text:p text:style-name="Responsabile_20_black">Versione <text:date style:data-style-name="N41" text:date-value="2022-12-28T14:49:35.134215597">28 dicembre 2022</text:date></text:p>
      <text:p text:style-name="Text_20_body">Centralino<text:tab/></text:p>
      <text:h text:style-name="P14" text:outline-level="1"><text:span text:style-name="T15">DIRIGENTI</text:span></text:h>
      <text:p text:style-name="P17">DS Francesco Orrù<text:tab/>222</text:p>
      <text:p text:style-name="Text_20_body">PD Emanuele Gissi<text:tab/>2<text:span text:style-name="T15">34</text:span></text:p>
      <text:h text:style-name="Heading_20_1" text:outline-level="1">Funzionari</text:h>
      <text:p text:style-name="P17">DV Sonia Noci<text:tab/>271</text:p>
      <text:p text:style-name="P17">DV Alessandra D’Errico<text:tab/>377</text:p>
      <text:p text:style-name="P17">DV Paolo Filippetti<text:tab/></text:p>
      <text:p text:style-name="P17">DV Andrea Moscone<text:tab/></text:p>
      <text:p text:style-name="P17">DCS Paolo Albino<text:tab/>361</text:p>
      <text:p text:style-name="P17">DCS Augusto Russo<text:tab/>367</text:p>
      <text:p text:style-name="P17">DCS Gian Carlo Moreschi<text:tab/>229</text:p>
      <text:p text:style-name="P17">DCS Roberto Palladino<text:tab/>231</text:p>
      <text:p text:style-name="P17">VDS Fabio Fabiani<text:tab/>349</text:p>
      <text:p text:style-name="P17">IAE Fabio Marchelli<text:tab/></text:p>
      <text:p text:style-name="P17">IA Alberto D’Ago<text:tab/></text:p>
      <text:p text:style-name="P17">IA Ferdinando Perugini<text:tab/></text:p>
      <text:p text:style-name="P17">IA Gianluca Romano<text:tab/></text:p>
      <text:p text:style-name="P17">IA Francesco Cecconetto<text:tab/></text:p>
      <text:p text:style-name="P17">IA Carlo Siberiu<text:tab/></text:p>
      <text:h text:style-name="P14" text:outline-level="1">Staff</text:h>
      <text:h text:style-name="Heading_20_2" text:outline-level="2"/>
      <text:h text:style-name="Heading_20_2" text:outline-level="2">Anticorruz., contenzioso, disciplina</text:h>
      <text:p text:style-name="Text_20_body">DLGVD Antonio Galietto<text:tab/>290</text:p>
      <text:h text:style-name="Heading_20_2" text:outline-level="2">Segreteria, flussi doc, ONA, ANVVF, <text:span text:style-name="T3">s</text:span>alute e sicurezza, volontari</text:h>
      <text:p text:style-name="email">PEC: <text:a xlink:type="simple" xlink:href="mailto:com.savona@cert.vigilfuoco.it" text:style-name="Internet_20_link" text:visited-style-name="Visited_20_Internet_20_Link">com.savona@cert.vigilfuoco.it</text:a></text:p>
      <text:p text:style-name="email">@: <text:a xlink:type="simple" xlink:href="mailto:comando.savona@vigilfuoco.it" text:style-name="Internet_20_link" text:visited-style-name="Visited_20_Internet_20_Link">comando.savona@vigilfuoco.it</text:a></text:p>
      <text:p text:style-name="Text_20_body">I<text:span text:style-name="T9">I</text:span>E Doriana Fossati<text:tab/>230</text:p>
      <text:p text:style-name="Text_20_body"><text:span text:style-name="T9">DCSI</text:span> Simona Aresco<text:tab/>222</text:p>
      <text:h text:style-name="Heading_20_2" text:outline-level="2">RSPP</text:h>
      <text:p text:style-name="P2">VD <text:span text:style-name="T10">Giuseppe Sorbo</text:span><text:tab/>2<text:span text:style-name="T10">70</text:span></text:p>
      <text:h text:style-name="Heading_20_2" text:outline-level="2">Sub consegnatario, patenti</text:h>
      <text:p text:style-name="email">@: <text:a xlink:type="simple" xlink:href="mailto:consegnatario.savona@vigilfuoco.it" text:style-name="Internet_20_link" text:visited-style-name="Visited_20_Internet_20_Link">consegnatario.savona@vigilfuoco.it</text:a></text:p>
      <text:p text:style-name="Text_20_body">ILGE Francesco Burgio Sardella<text:tab/>224</text:p>
      <text:h text:style-name="Heading_20_2" text:outline-level="2">Comunicazione in emergenza<text:tab/>311</text:h>
      <text:p text:style-name="email">@: <text:a xlink:type="simple" xlink:href="mailto:cdv.sv@vigilfuoco.it" text:style-name="Internet_20_link" text:visited-style-name="Visited_20_Internet_20_Link">cdv.sv@vigilfuoco.it</text:a></text:p>
      <text:h text:style-name="Heading_20_1" text:outline-level="1">Area Ris Umane/Finanziarie</text:h>
      <text:p text:style-name="Responsabile_20_black">DLGVD Galietto</text:p>
      <text:h text:style-name="Heading_20_2" text:outline-level="2">Personale</text:h>
      <text:p text:style-name="email">@: <text:a xlink:type="simple" xlink:href="mailto:personale.savona@vigilfuoco.it" text:style-name="Internet_20_link" text:visited-style-name="Visited_20_Internet_20_Link">personale.savona@vigilfuoco.it</text:a></text:p>
      <text:p text:style-name="Text_20_body">ILGE Federica Melis<text:tab/>295</text:p>
      <text:p text:style-name="Text_20_body">OESC Elisabetta Carcerano<text:tab/>212</text:p>
      <text:h text:style-name="Heading_20_2" text:outline-level="2">TEP, ragioneria, acquisti</text:h>
      <text:p text:style-name="email">@: <text:a xlink:type="simple" xlink:href="mailto:ragioneria.sv@vigilfuoco.it" text:style-name="Internet_20_link" text:visited-style-name="Visited_20_Internet_20_Link">ragioneria.sv@vigilfuoco.it</text:a></text:p>
      <text:p text:style-name="Text_20_body">DCSLG Maria Assunta Battistini<text:tab/>220</text:p>
      <text:p text:style-name="Text_20_body">ILGE Antonella Regina<text:tab/>255</text:p>
      <text:p text:style-name="Text_20_body">ILG Stefania Dani<text:tab/>204</text:p>
      <text:p text:style-name="Text_20_body">A Bruno Palliola</text:p>
      <text:h text:style-name="Heading_20_2" text:outline-level="2">Fureria operativi<text:tab/>332</text:h>
      <text:p text:style-name="P2">CR Libero Zunino<text:tab/>314</text:p>
      <text:h text:style-name="Heading_20_2" text:outline-level="2">Sanitario</text:h>
      <text:p text:style-name="email">@: <text:a xlink:type="simple" xlink:href="mailto:sanitario.savona@vigilfuoco.it" text:style-name="Internet_20_link" text:visited-style-name="Visited_20_Internet_20_Link">sanitario.savona@vigilfuoco.it</text:a></text:p>
      <text:p text:style-name="Text_20_body">Dott. <text:span text:style-name="T10">Ettore Perreca</text:span><text:tab/>301</text:p>
      <text:p text:style-name="P6"><text:span text:style-name="T9">DCSI</text:span> Simona Aresco<text:tab/>222</text:p>
      <text:h text:style-name="Heading_20_1" text:outline-level="1">Altri locali</text:h>
      <text:p text:style-name="Text_20_body">OOSS<text:tab/>310</text:p>
      <text:p text:style-name="Text_20_body">ANVVF<text:tab/></text:p>
      <text:p text:style-name="Text_20_body">Mensa, Cucina<text:tab/>302, 303</text:p>
      <text:h text:style-name="P12" text:outline-level="1">Area formazione</text:h>
      <text:p text:style-name="Responsabile_20_black">VD <text:span text:style-name="T11">Benenati</text:span>, DCSLG Cialdini</text:p>
      <text:h text:style-name="Heading_20_2" text:outline-level="2">Formaz<text:span text:style-name="T2">ione</text:span> interna ed esterna, sport</text:h>
      <text:p text:style-name="email">@: <text:a xlink:type="simple" xlink:href="mailto:formazione.savona@vigilfuoco.it" text:style-name="Internet_20_link" text:visited-style-name="Visited_20_Internet_20_Link">formazione.savona@vigilfuoco.it</text:a></text:p>
      <text:p text:style-name="Text_20_body">DCSLG Grazia Cialdini<text:tab/>217</text:p>
      <text:p text:style-name="P2">VD <text:span text:style-name="T10">Giuseppe Benenati</text:span><text:tab/>269</text:p>
      <text:p text:style-name="Text_20_body">Aula didattica<text:tab/>315</text:p>
      <text:h text:style-name="P13" text:outline-level="1">Area PI/PG</text:h>
      <text:p text:style-name="Responsabile_20_black">DVD Borsano, <text:span text:style-name="T11">VD Sorbo</text:span></text:p>
      <text:h text:style-name="Heading_20_2" text:outline-level="2">Prevenzione incendi, RIR<text:tab/>400</text:h>
      <text:p text:style-name="email">PEC: <text:a xlink:type="simple" xlink:href="mailto:com.prev.savona@cert.vigilfuoco.it" text:style-name="Internet_20_link" text:visited-style-name="Visited_20_Internet_20_Link">com.prev.savona@cert.vigilfuoco.it</text:a><text:line-break/>@: <text:a xlink:type="simple" xlink:href="mailto:prevenzione.savona@vigilfuoco.it" text:style-name="Internet_20_link" text:visited-style-name="Visited_20_Internet_20_Link">prevenzione.savona@vigilfuoco.it</text:a></text:p>
      <text:p text:style-name="Text_20_body">CR Marco Gallizio<text:tab/>401</text:p>
      <text:p text:style-name="Text_20_body">CS Antonino Riesi<text:tab/>403</text:p>
      <text:p text:style-name="Text_20_body">A Franco Sala<text:tab/>402</text:p>
      <text:h text:style-name="Heading_20_2" text:outline-level="2">Polizia giudiziaria, statistica<text:tab/><text:span text:style-name="T4">240</text:span></text:h>
      <text:p text:style-name="email">@: <text:a xlink:type="simple" xlink:href="mailto:poliziagiudiziaria.savona@vigilfuoco.it" text:style-name="Internet_20_link" text:visited-style-name="Visited_20_Internet_20_Link">poliziagiudiziaria.savona@vigilfuoco.it</text:a></text:p>
      <text:p text:style-name="Text_20_body">IAE Massimo Cerisola<text:tab/>218</text:p>
      <text:p text:style-name="Text_20_body"><text:span text:style-name="T10">IA</text:span> Pietro Cambone<text:tab/>229</text:p>
      <text:p text:style-name="P8"><text:span text:style-name="T10">IA</text:span> Mirko Malviso<text:tab/>24<text:span text:style-name="T4">1</text:span></text:p>
      <text:p text:style-name="Text_20_body">VC Leonardo Santo<text:tab/>24<text:span text:style-name="T4">2</text:span></text:p>
      <text:h text:style-name="Heading_20_2" text:outline-level="2">Vigilanza, servizi a pagamento</text:h>
      <text:p text:style-name="email">@: <text:a xlink:type="simple" xlink:href="mailto:vigilanza.savona@vigilfuoco.it" text:style-name="Internet_20_link" text:visited-style-name="Visited_20_Internet_20_Link">vigilanza.savona@vigilfuoco.it</text:a></text:p>
      <text:p text:style-name="Text_20_body">IAE Riccardo Fossati<text:tab/>203</text:p>
      <text:h text:style-name="Heading_20_1" text:outline-level="1">Area Ris LogistIche</text:h>
      <text:p text:style-name="Responsabile_20_black">DCS Sette, IAE Cerisola</text:p>
      <text:h text:style-name="Heading_20_2" text:outline-level="2">Informatica, telefonia</text:h>
      <text:p text:style-name="Text_20_body">IIE Andrea Chiarlone<text:tab/>317</text:p>
      <text:p text:style-name="Text_20_body">IIE Fabio Cavalleri<text:tab/>316</text:p>
      <text:h text:style-name="Heading_20_2" text:outline-level="2">Autorimessa, colonna mobile</text:h>
      <text:p text:style-name="email">@: <text:a xlink:type="simple" xlink:href="mailto:autorimessa.savona@vigilfuoco.it" text:style-name="Internet_20_link" text:visited-style-name="Visited_20_Internet_20_Link">autorimessa.savona@vigilfuoco.it</text:a></text:p>
      <text:p text:style-name="Text_20_body">CR <text:span text:style-name="T10">Elvio Rosselli</text:span><text:tab/>307</text:p>
      <text:p text:style-name="Text_20_body">CR Carlo Peluffo<text:tab/>330</text:p>
      <text:p text:style-name="Text_20_body">ILGE Carlo Veglio<text:tab/>331</text:p>
      <text:p text:style-name="Text_20_body">O Davide Piana<text:tab/><text:span text:style-name="T9">331</text:span></text:p>
      <text:h text:style-name="Heading_20_2" text:outline-level="2">Ufficio tecnico, manutenzione sedi</text:h>
      <text:p text:style-name="email">@: <text:s/><text:a xlink:type="simple" xlink:href="mailto:manutenzione.savona@vigilfuoco.it" text:style-name="Internet_20_link" text:visited-style-name="Visited_20_Internet_20_Link">manutenzione.savona@vigilfuoco.it</text:a></text:p>
      <text:p text:style-name="Text_20_body">IAE Massimo Cerisola<text:tab/>218</text:p>
      <text:p text:style-name="Text_20_body"><text:span text:style-name="T14">IA</text:span> Pietro Cambone<text:tab/>229</text:p>
      <text:p text:style-name="P11">CR Luciano Mariano<text:tab/>310</text:p>
      <text:p text:style-name="Text_20_body">VC Emilio Scotto<text:tab/></text:p>
      <text:h text:style-name="P15" text:outline-level="2">Magazzino vestiario<text:span text:style-name="T2"><text:tab/>019 692555</text:span></text:h>
      <text:p text:style-name="email">@: <text:a xlink:type="simple" xlink:href="mailto:dist.sv03.finale@vigilfuoco.it" text:style-name="Internet_20_link" text:visited-style-name="Visited_20_Internet_20_Link">dist.sv03.finale@vigilfuoco.it</text:a></text:p>
      <text:p text:style-name="P9">VC Massimo Parodi<text:tab/></text:p>
      <text:p text:style-name="P7">VC Davide Pastorino<text:tab/></text:p>
      <text:h text:style-name="Heading_20_2" text:outline-level="2">Magazzino tecnico</text:h>
      <text:p text:style-name="email">@: <text:a xlink:type="simple" xlink:href="mailto:magazzino.savona@vigilfuoco.it" text:style-name="Internet_20_link" text:visited-style-name="Visited_20_Internet_20_Link">magazzino.savona@vigilfuoco.it</text:a></text:p>
      <text:p text:style-name="P8">CR <text:span text:style-name="T10">Elvio Rosselli</text:span><text:tab/><text:span text:style-name="T10">246</text:span></text:p>
      <text:p text:style-name="Text_20_body"><text:span text:style-name="T13">VC</text:span> <text:span text:style-name="T13">Marco Pignone</text:span><text:tab/>246</text:p>
      <text:h text:style-name="Heading_20_2" text:outline-level="2">TLC</text:h>
      <text:p text:style-name="Text_20_body">CR Libero Zunino<text:tab/>314</text:p>
      <text:p text:style-name="P10">VP Andrea Murialdo<text:tab/></text:p>
      <text:p text:style-name="Heading_20_1_20_Red">Altri enti</text:p>
      <text:h text:style-name="Heading_20_2" text:outline-level="2">Direzione regionale Liguria</text:h>
      <text:p text:style-name="email">PEC: <text:a xlink:type="simple" xlink:href="mailto:dir.liguria@cert.vigilfuoco.it" text:style-name="Internet_20_link" text:visited-style-name="Visited_20_Internet_20_Link">dir.liguria@cert.vigilfuoco.it</text:a>, VOIP: 8007</text:p>
      <text:p text:style-name="email">@: <text:a xlink:type="simple" xlink:href="mailto:dir.liguria@vigilfuoco.it" text:style-name="Internet_20_link" text:visited-style-name="Visited_20_Internet_20_Link">dir.liguria@vigilfuoco.it</text:a></text:p>
      <text:p text:style-name="Text_20_body">SO<text:tab/>010 545571</text:p>
      <text:p text:style-name="Text_20_body">SOUP<text:tab/>800 807046, 010 594844</text:p>
      <text:p text:style-name="Text_20_body">Reparto volo<text:tab/>010 6503636</text:p>
      <text:p text:style-name="email">@: <text:a xlink:type="simple" xlink:href="mailto:nucleo.eli.ge@vigilfuoco.it" text:style-name="Internet_20_link" text:visited-style-name="Visited_20_Internet_20_Link">nucleo.eli.ge@vigilfuoco.it</text:a></text:p>
      <text:p text:style-name="Text_20_body">Ufficio PI<text:tab/>010 5455733</text:p>
      <text:p text:style-name="email">PEC: <text:a xlink:type="simple" xlink:href="mailto:dir.prev.liguria@cert.vigilfuoco.it" text:style-name="Internet_20_link" text:visited-style-name="Visited_20_Internet_20_Link">dir.prev.liguria@cert.vigilfuoco.it</text:a></text:p>
      <text:h text:style-name="Heading_20_2" text:outline-level="2">CON<text:tab/>800 222115</text:h>
      <text:p text:style-name="email">@: <text:a xlink:type="simple" xlink:href="mailto:centroperativovvf@vigilfuoco.it" text:style-name="Internet_20_link" text:visited-style-name="Visited_20_Internet_20_Link"><text:span text:style-name="T2">centroperativovvf@vigilfuoco.it</text:span></text:a></text:p>
      <text:h text:style-name="Heading_20_2" text:outline-level="2">Prefettura di Savona<text:tab/>019 84161</text:h>
      <text:p text:style-name="email">PEC: <text:a xlink:type="simple" xlink:href="mailto:protcivile.prefsv@pec.interno.it" text:style-name="Internet_20_link" text:visited-style-name="Visited_20_Internet_20_Link">protcivile.prefsv@pec.interno.it</text:a></text:p>
      <text:h text:style-name="P12" text:outline-level="1">Area Emergenza</text:h>
      <text:p text:style-name="Responsabile_20_black">DCS Sette, IAE Fossati</text:p>
      <text:h text:style-name="Heading_20_2" text:outline-level="2">Sala operativa<text:tab/>600, 019 264753/59</text:h>
      <text:p text:style-name="email">PEC: <text:a xlink:type="simple" xlink:href="mailto:com.salaop.savona@cert.vigilfuoco.it" text:style-name="Internet_20_link" text:visited-style-name="Visited_20_Internet_20_Link">com.salaop.savona@cert.vigilfuoco.it</text:a></text:p>
      <text:p text:style-name="email">@: <text:a xlink:type="simple" xlink:href="mailto:so.savona@vigilfuoco.it" text:style-name="Internet_20_link" text:visited-style-name="Visited_20_Internet_20_Link">so.savona@vigilfuoco.it</text:a></text:p>
      <text:p text:style-name="P4">Capo sala<text:tab/>607</text:p>
      <text:p text:style-name="P3">Sala crisi<text:tab/>621, 622, 623</text:p>
      <text:p text:style-name="P4">Sal<text:span text:style-name="T7">a</text:span> emergenza<text:tab/>604, 605, 606</text:p>
      <text:p text:style-name="Text_20_body">Referente volontari AIB/PC<text:tab/>337</text:p>
      <text:h text:style-name="Heading_20_2" text:outline-level="2"><text:span text:style-name="T4">Ufficio</text:span> pianificazione SO<text:tab/>309</text:h>
      <text:p text:style-name="Responsabile">CS Eugenio Oddera</text:p>
      <text:h text:style-name="Heading_20_2" text:outline-level="2">UCL<text:tab/>334 6765743</text:h>
      <text:p text:style-name="P7">Satellitare<text:tab/><text:span text:style-name="T12">+88 16 51419525</text:span></text:p>
      <text:h text:style-name="Heading_20_2" text:outline-level="2">Funzionario guardia<text:tab/>335 7910407</text:h>
      <text:h text:style-name="Heading_20_2" text:outline-level="2">Capoturno<text:tab/>611, <text:span text:style-name="T4">323, </text:span><text:span text:style-name="T3">335 7910662</text:span></text:h>
      <text:p text:style-name="P5">Autorimessa partenze<text:tab/>304</text:p>
      <text:p text:style-name="P5">Aula adunata<text:tab/>336</text:p>
      <text:h text:style-name="P15" text:outline-level="2">Partenz<text:span text:style-name="T4">e</text:span></text:h>
      <text:p text:style-name="P3"><text:span text:style-name="T4">1A<text:tab/></text:span><text:span text:style-name="T1">337 1354715, 335 1649954</text:span></text:p>
      <text:p text:style-name="P4">2A<text:tab/>337 1353791, 335 1639310</text:p>
      <text:h text:style-name="Heading_20_2" text:outline-level="2">Ufficio AIB, DOS<text:tab/><text:span text:style-name="T8">250, </text:span>403</text:h>
      <text:p text:style-name="Responsabile">CSE Carlo Scola, CSE Antonino Riesi</text:p>
      <text:h text:style-name="Heading_20_2" text:outline-level="2">Nucleo NBCR<text:tab/>314</text:h>
      <text:p text:style-name="email">@: <text:a xlink:type="simple" xlink:href="mailto:nucleonbcr.savona@vigilfuoco.it" text:style-name="Internet_20_link" text:visited-style-name="Visited_20_Internet_20_Link">nucleonbcr.savona@vigilfuoco.it</text:a></text:p>
      <text:p text:style-name="Responsabile">CR Alessandro Barotti</text:p>
      <text:p text:style-name="Text_20_body">Laboratorio autoprotettori<text:tab/>244</text:p>
      <text:h text:style-name="Heading_20_2" text:outline-level="2">Nucleo SAF<text:tab/>312</text:h>
      <text:p text:style-name="email">@: <text:a xlink:type="simple" xlink:href="mailto:nucleosaf.savona@vigilfuoco.it" text:style-name="Internet_20_link" text:visited-style-name="Visited_20_Internet_20_Link">nucleosaf.savona@vigilfuoco.it</text:a></text:p>
      <text:p text:style-name="Responsabile">CS Vittorio Trieste</text:p>
      <text:h text:style-name="Heading_20_2" text:outline-level="2">Nucleo SA<text:tab/>305</text:h>
      <text:p text:style-name="Responsabile">CS Massimo Meucci</text:p>
      <text:h text:style-name="Heading_20_2" text:outline-level="2">Nucleo TAS<text:tab/>309</text:h>
      <text:p text:style-name="Responsabile">CS Eugenio Oddera</text:p>
      <text:h text:style-name="Heading_20_2" text:outline-level="2">Nucleo Cinofili<text:tab/>306</text:h>
      <text:p text:style-name="Responsabile">VC Angelo Vecchio, VC Mirko Giannuzzi</text:p>
      <text:h text:style-name="Heading_20_2" text:outline-level="2">Nucleo TPSS<text:tab/></text:h>
      <text:p text:style-name="Responsabile">VC Athos Ficini</text:p>
      <text:h text:style-name="Heading_20_2" text:outline-level="2">Nucleo SAPR<text:tab/></text:h>
      <text:p text:style-name="Responsabile">VQ Mattia Fiorini, VP Davide Leoncini</text:p>
      <text:h text:style-name="Heading_20_2" text:outline-level="2">Nucleo USAR<text:tab/></text:h>
      <text:h text:style-name="Heading_20_1" text:outline-level="1">Distaccamenti</text:h>
      <text:h text:style-name="P16" text:outline-level="3">Albenga<text:tab/><text:span text:style-name="T6">0182 50422, 337 1354707, 3351635934</text:span></text:h>
      <text:p text:style-name="email">@: <text:a xlink:type="simple" xlink:href="mailto:dist.sv01.albenga@vigilfuoco.it" text:style-name="Internet_20_link" text:visited-style-name="Visited_20_Internet_20_Link">dist.sv01.albenga@vigilfuoco.it</text:a> VOIP: 8001</text:p>
      <text:p text:style-name="Responsabile">IAE Massimo Cerisola, CR Daniele Nan</text:p>
      <text:h text:style-name="Heading_20_3" text:outline-level="3">Cairo<text:span text:style-name="T6"><text:tab/>019 504021, 337 1353781, 335 1639787</text:span></text:h>
      <text:p text:style-name="email">@: <text:a xlink:type="simple" xlink:href="mailto:dist.sv02.cairo@vigilfuoco.it" text:style-name="Internet_20_link" text:visited-style-name="Visited_20_Internet_20_Link">dist.sv02.cairo@vigilfuoco.it</text:a> VOIP: 8003</text:p>
      <text:p text:style-name="Responsabile">VD <text:span text:style-name="T10">Giuseppe Sorbo</text:span>, CR Maurizio Gallareto</text:p>
      <text:h text:style-name="Heading_20_3" text:outline-level="3">Finale<text:tab/><text:span text:style-name="T6">019 692555, 337 1353786, 335 1630448</text:span></text:h>
      <text:p text:style-name="email">@: <text:a xlink:type="simple" xlink:href="mailto:dist.sv03.finale@vigilfuoco.it" text:style-name="Internet_20_link" text:visited-style-name="Visited_20_Internet_20_Link">dist.sv03.finale@vigilfuoco.it</text:a> VOIP: 8002</text:p>
      <text:p text:style-name="Responsabile">IAE Riccardo Fossati, CR Sergio Corsiglia</text:p>
      <text:h text:style-name="Heading_20_3" text:outline-level="3">Varazze<text:tab/><text:span text:style-name="T6">019 97912, 337 1353776, 335 1632389</text:span></text:h>
      <text:p text:style-name="email">@: <text:a xlink:type="simple" xlink:href="mailto:dist.sv05.varazze@vigilfuoco.it" text:style-name="Internet_20_link" text:visited-style-name="Visited_20_Internet_20_Link">dist.sv05.varazze@vigilfuoco.it</text:a> VOIP: 8005</text:p>
      <text:p text:style-name="Responsabile">DCS Riccardo Sette, CR Roberto Viscardi</text:p>
      <text:h text:style-name="Heading_20_3" text:outline-level="3">SAP<text:tab/><text:span text:style-name="T6">019 8387674, 360 1076957, 335 1584170</text:span></text:h>
      <text:p text:style-name="email">@: <text:a xlink:type="simple" xlink:href="mailto:nautici.savona@vigilfuoco.it" text:style-name="Internet_20_link" text:visited-style-name="Visited_20_Internet_20_Link">nautici.savona@vigilfuoco.it</text:a> VOIP: 8004</text:p>
      <text:p text:style-name="Responsabile">DVD Fulvio Borsano, CRE Gabriele Molinari</text:p>
      <text:h text:style-name="Heading_20_3" text:outline-level="3">Villanova d’A<text:tab/>0182 582092, 335 7912359</text:h>
      <text:p text:style-name="email">@: <text:a xlink:type="simple" xlink:href="mailto:dist.sv06.villanova@vigilfuoco.it" text:style-name="Internet_20_link" text:visited-style-name="Visited_20_Internet_20_Link">dist.sv06.villanova@vigilfuoco.it</text:a> VOIP: 8006</text:p>
      <text:p text:style-name="Responsabile">VD <text:span text:style-name="T10">Giuseppe Benenati</text:span>, CR Roberto Pizzorno</text:p>
      <text:h text:style-name="Heading_20_3" text:outline-level="3">Cisano sul N<text:span text:style-name="T5">eva</text:span><text:tab/>335 7912841</text:h>
      <text:p text:style-name="email">@: <text:a xlink:type="simple" xlink:href="mailto:dist.sv07.vendone@vigilfuoco.it" text:style-name="Internet_20_link" text:visited-style-name="Visited_20_Internet_20_Link">dist.sv07.vendone@vigilfuoco.it</text:a></text:p>
      <text:p text:style-name="Responsabile">IAE Massimo Cerisola, CSV Barbara Bianco</text:p>
      <text:h text:style-name="Heading_20_3" text:outline-level="3">Sassello<text:tab/>335 7913019</text:h>
      <text:p text:style-name="email">@: <text:a xlink:type="simple" xlink:href="mailto:dist.sv07.vendone@vigilfuoco.it" text:style-name="Internet_20_link" text:visited-style-name="Visited_20_Internet_20_Link">dist.sv08.sassello@vigilfuoco.it</text:a></text:p>
      <text:p text:style-name="Responsabile">IAE Riccardo Fossati, VV Simone Medd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3" svg:font-family="Arial" style:font-adornments="Normale" style:font-family-generic="swiss" style:font-pitch="variable"/>
    <style:font-face style:name="Droid Sans" svg:font-family="'Droid Sans'" style:font-family-generic="system" style:font-pitch="variable"/>
    <style:font-face style:name="Liberation Sans" svg:font-family="'Liberation Sans'" style:font-adornments="Normale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Droid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Normale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style:page-number="auto">
        <style:tab-stops>
          <style:tab-stop style:position="8.999cm" style:type="right" style:leader-style="dotted" style:leader-text="."/>
        </style:tab-stops>
      </style:paragraph-properties>
      <style:text-properties style:font-name="Arial3" fo:font-family="Arial" style:font-style-name="Normale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000000" draw:opacity="100%"/>
      <style:paragraph-properties fo:margin-left="0cm" fo:margin-right="0cm" fo:margin-top="0.101cm" fo:margin-bottom="0cm" style:contextual-spacing="false" fo:text-align="center" style:justify-single-word="false" fo:text-indent="0cm" style:auto-text-indent="false" style:page-number="auto" fo:background-color="#000000" style:shadow="none">
        <style:tab-stops/>
      </style:paragraph-properties>
      <style:text-properties fo:text-transform="uppercas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>
        <style:tab-stops>
          <style:tab-stop style:position="7.999cm" style:type="right" style:leader-style="dotted" style:leader-text="."/>
        </style:tab-stops>
      </style:paragraph-properties>
      <style:text-properties fo:font-variant="normal" fo:text-transform="none" fo:font-size="1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text-transform="uppercase" style:font-name="Arial2" fo:font-family="Arial" style:font-style-name="Grassetto" style:font-family-generic="swiss" style:font-pitch="variable" fo:font-size="14pt" fo:font-weight="bold" style:font-size-asian="10.5pt"/>
    </style:style>
    <style:style style:name="email" style:family="paragraph" style:parent-style-name="Text_20_body" style:class="text">
      <style:text-properties fo:font-size="8pt" style:font-size-asian="10.5pt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left="0cm" fo:margin-right="0cm" fo:text-indent="0cm" style:auto-text-indent="false" style:page-number="auto"/>
      <style:text-properties fo:font-size="9pt"/>
    </style:style>
    <style:style style:name="Responsabile" style:family="paragraph" style:parent-style-name="Text_20_body">
      <style:text-properties fo:font-size="8pt"/>
    </style:style>
    <style:style style:name="Responsabile_20_black" style:display-name="Responsabile black" style:family="paragraph" style:parent-style-name="Responsabile" style:next-style-name="Text_20_body">
      <loext:graphic-properties draw:fill="solid" draw:fill-color="#000000"/>
      <style:paragraph-properties fo:text-align="center" style:justify-single-word="false" fo:background-color="#000000"/>
      <style:text-properties fo:color="#ffffff" loext:opacity="100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cm" style:type="center"/>
          <style:tab-stop style:position="19.399cm" style:type="right"/>
        </style:tab-stops>
      </style:paragraph-properties>
    </style:style>
    <style:style style:name="Heading_20_1_20_Red" style:display-name="Heading 1 Red" style:family="paragraph" style:parent-style-name="Heading_20_1" style:default-outline-level="" style:list-style-name="">
      <loext:graphic-properties draw:fill="solid" draw:fill-color="#b00000"/>
      <style:paragraph-properties fo:background-color="#b000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3" fo:column-gap="0.198cm">
          <style:column-sep style:width="0.009cm" style:color="#000000" style:height="100%" style:style="none"/>
          <style:column style:rel-width="21845*" fo:start-indent="0cm" fo:end-indent="0.099cm"/>
          <style:column style:rel-width="21845*" fo:start-indent="0.099cm" fo:end-indent="0.099cm"/>
          <style:column style:rel-width="21845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anuele Gissi</meta:initial-creator>
    <meta:creation-date>2013-03-06T10:58:19</meta:creation-date>
    <dc:date>2022-12-28T14:49:34.889231998</dc:date>
    <meta:editing-duration>PT20H27M53S</meta:editing-duration>
    <meta:editing-cycles>138</meta:editing-cycles>
    <meta:generator>LibreOffice/7.4.3.2$Linux_X86_64 LibreOffice_project/40$Build-2</meta:generator>
    <meta:printed-by>Emanuele Gissi</meta:printed-by>
    <meta:print-date>2019-08-20T11:41:25.147179025</meta:print-date>
    <meta:document-statistic meta:table-count="0" meta:image-count="0" meta:object-count="0" meta:page-count="1" meta:paragraph-count="190" meta:word-count="666" meta:character-count="4847" meta:non-whitespace-character-count="4353"/>
  </office:meta>
</office:document-meta>
</file>